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14e" officeooo:paragraph-rsid="0011014e"/>
    </style:style>
    <style:style style:name="P2" style:family="paragraph" style:parent-style-name="Standard">
      <style:text-properties officeooo:rsid="0013193d" officeooo:paragraph-rsid="0013193d"/>
    </style:style>
    <style:style style:name="P3" style:family="paragraph" style:parent-style-name="Standard">
      <style:text-properties officeooo:rsid="0015dc9d" officeooo:paragraph-rsid="0015dc9d"/>
    </style:style>
    <style:style style:name="P4" style:family="paragraph" style:parent-style-name="Standard">
      <style:text-properties officeooo:rsid="0011014e" officeooo:paragraph-rsid="0011014e"/>
    </style:style>
    <style:style style:name="P5" style:family="paragraph" style:parent-style-name="Standard">
      <style:text-properties officeooo:rsid="0011014e" officeooo:paragraph-rsid="0015e196"/>
    </style:style>
    <style:style style:name="T1" style:family="text">
      <style:text-properties officeooo:rsid="0015e1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Jul <text:s/>2 22:28:04 </text:p>
      <text:p text:style-name="P1">- today the docker has not opend got error ;</text:p>
      <text:p text:style-name="P1">$ docker images</text:p>
      <text:p text:style-name="P1">Cannot connect to the Docker daemon at unix:///var/run/docker.sock. Is the docker daemon running?</text:p>
      <text:p text:style-name="P1"/>
      <text:p text:style-name="P1">Fot this i started the deamon process </text:p>
      <text:p text:style-name="P1"><text:s/>$ sudo dockerd</text:p>
      <text:p text:style-name="P1"/>
      <text:p text:style-name="P1">--Aws class was there</text:p>
      <text:p text:style-name="P1">topics : creating instance</text:p>
      <text:p text:style-name="P1"><text:s text:c="13"/>creating AMI amazon mechine images</text:p>
      <text:p text:style-name="P1"><text:s text:c="13"/>using that Ami to create another new sever on cloud</text:p>
      <text:p text:style-name="P1"><text:s text:c="12"/>authenticatin to connet to instance in cloud</text:p>
      <text:p text:style-name="P1"><text:s text:c="13"/>auto scaling , grouping the auto scaling instances</text:p>
      <text:p text:style-name="P1"/>
      <text:p text:style-name="P1"/>
      <text:p text:style-name="P2">Mon Jul <text:s/>3 10:29:59</text:p>
      <text:p text:style-name="P2">-shell scripting <text:s text:c="2"/>arthametic oparations</text:p>
      <text:p text:style-name="P2"/>
      <text:p text:style-name="P3">Wed Jul <text:s/>5 13:10:45</text:p>
      <text:p text:style-name="P3"/>
      <text:p text:style-name="P3">$ git merge pdf-files </text:p>
      <text:p text:style-name="P3"/>
      <text:p text:style-name="P3">warning: Cannot merge binary files: regular docs for devops/Shell scripting.odt (HEAD vs. pdf-files)</text:p>
      <text:p text:style-name="P3">Auto-merging regular docs for devops/Shell scripting.odt</text:p>
      <text:p text:style-name="P3">CONFLICT (content): Merge conflict in regular docs for devops/Shell scripting.odt</text:p>
      <text:p text:style-name="P3">Automatic merge failed; fix conflicts and then commit the result.</text:p>
      <text:p text:style-name="P1"><text:s text:c="11"/></text:p>
      <text:p text:style-name="P1"/>
      <text:p text:style-name="P1"/>
      <text:p text:style-name="P5"><text:span text:style-name="T1">Mon Jul 10 16:59:57</text:span></text:p>
      <text:p text:style-name="P5"><text:s text:c="2"/></text:p>
      <text:p text:style-name="P5"/>
      <text:p text:style-name="P5">-- <text:span text:style-name="T1">cloned devops granth repository </text:span></text:p>
      <text:p text:style-name="P5">--<text:span text:style-name="T1">noted the select ,case statements in shell scripting</text:span></text:p>
      <text:p text:style-name="P5">--<text:span text:style-name="T1">follow 2 vedios of jenkins (stand alone installation &amp; installation in servletes (application sereers))</text:span> </text:p>
      <text:p text:style-name="P5"/>
      <text:p text:style-name="P5"><text:s text:c="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27:48.683900834</meta:creation-date>
    <dc:date>2017-07-10T17:03:41.476211320</dc:date>
    <meta:editing-duration>PT6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67" meta:character-count="1146" meta:non-whitespace-character-count="920"/>
  </office:meta>
</office:document-meta>
</file>